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1.75947916666667cm"/>
    </style:style>
    <style:style style:name="co4" style:family="table-column">
      <style:table-column-properties fo:break-before="auto" style:column-width="2.3680208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istractor1</text:p>
          </table:table-cell>
          <table:table-cell office:value-type="string" table:style-name="ce1">
            <text:p>"Dürfen Sie hier geradeaus fahr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1&quot;" table:formula="of:=COM.MICROSOFT.CONCAT(&quot;&quot;&quot;&quot;;[.A1];&quot;&quot;&quot;&quot;)" table:style-name="ce1">
            <text:p>"distractor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10</text:p>
          </table:table-cell>
          <table:table-cell office:value-type="string" table:style-name="ce1">
            <text:p>"Dürfen Sie hier link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distractor10&quot;" table:formula="of:=COM.MICROSOFT.CONCAT(&quot;&quot;&quot;&quot;;[.A2];&quot;&quot;&quot;&quot;)" table:style-name="ce1">
            <text:p>"distractor10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11</text:p>
          </table:table-cell>
          <table:table-cell office:value-type="string" table:style-name="ce1">
            <text:p>"Dürfen Sie hier auf dem Trottoir weiterfahr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11&quot;" table:formula="of:=COM.MICROSOFT.CONCAT(&quot;&quot;&quot;&quot;;[.A3];&quot;&quot;&quot;&quot;)" table:style-name="ce1">
            <text:p>"distractor1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12</text:p>
          </table:table-cell>
          <table:table-cell office:value-type="string" table:style-name="ce1">
            <text:p>"Dürfen Sie hier link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distractor12&quot;" table:formula="of:=COM.MICROSOFT.CONCAT(&quot;&quot;&quot;&quot;;[.A4];&quot;&quot;&quot;&quot;)" table:style-name="ce1">
            <text:p>"distractor12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2</text:p>
          </table:table-cell>
          <table:table-cell office:value-type="string" table:style-name="ce1">
            <text:p>"Dürfen Sie hier geradeaus fahr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distractor2&quot;" table:formula="of:=COM.MICROSOFT.CONCAT(&quot;&quot;&quot;&quot;;[.A5];&quot;&quot;&quot;&quot;)" table:style-name="ce1">
            <text:p>"distractor2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3</text:p>
          </table:table-cell>
          <table:table-cell office:value-type="string" table:style-name="ce1">
            <text:p>"Dürfen Sie hier link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3&quot;" table:formula="of:=COM.MICROSOFT.CONCAT(&quot;&quot;&quot;&quot;;[.A6];&quot;&quot;&quot;&quot;)" table:style-name="ce1">
            <text:p>"distractor3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4</text:p>
          </table:table-cell>
          <table:table-cell office:value-type="string" table:style-name="ce1">
            <text:p>"Dürfen Sie hier geradeaus fahr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4&quot;" table:formula="of:=COM.MICROSOFT.CONCAT(&quot;&quot;&quot;&quot;;[.A7];&quot;&quot;&quot;&quot;)" table:style-name="ce1">
            <text:p>"distractor4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5</text:p>
          </table:table-cell>
          <table:table-cell office:value-type="string" table:style-name="ce1">
            <text:p>"Dürfen Sie hier geradeaus fahr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distractor5&quot;" table:formula="of:=COM.MICROSOFT.CONCAT(&quot;&quot;&quot;&quot;;[.A8];&quot;&quot;&quot;&quot;)" table:style-name="ce1">
            <text:p>"distractor5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6</text:p>
          </table:table-cell>
          <table:table-cell office:value-type="string" table:style-name="ce1">
            <text:p>"Dürfen Sie hier link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6&quot;" table:formula="of:=COM.MICROSOFT.CONCAT(&quot;&quot;&quot;&quot;;[.A9];&quot;&quot;&quot;&quot;)" table:style-name="ce1">
            <text:p>"distractor6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ractor8</text:p>
          </table:table-cell>
          <table:table-cell office:value-type="string" table:style-name="ce1">
            <text:p>"Dürfen Sie hier link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distractor8&quot;" table:formula="of:=COM.MICROSOFT.CONCAT(&quot;&quot;&quot;&quot;;[.A10];&quot;&quot;&quot;&quot;)" table:style-name="ce1">
            <text:p>"distractor8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&quot;" table:formula="of:=COM.MICROSOFT.CONCAT(&quot;&quot;&quot;&quot;;[.A11];&quot;&quot;&quot;&quot;)" table:style-name="ce1">
            <text:p>"rotMit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0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0&quot;" table:formula="of:=COM.MICROSOFT.CONCAT(&quot;&quot;&quot;&quot;;[.A12];&quot;&quot;&quot;&quot;)" table:style-name="ce1">
            <text:p>"rotMit10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1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1&quot;" table:formula="of:=COM.MICROSOFT.CONCAT(&quot;&quot;&quot;&quot;;[.A13];&quot;&quot;&quot;&quot;)" table:style-name="ce1">
            <text:p>"rotMit1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2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2&quot;" table:formula="of:=COM.MICROSOFT.CONCAT(&quot;&quot;&quot;&quot;;[.A14];&quot;&quot;&quot;&quot;)" table:style-name="ce1">
            <text:p>"rotMit12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4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4&quot;" table:formula="of:=COM.MICROSOFT.CONCAT(&quot;&quot;&quot;&quot;;[.A15];&quot;&quot;&quot;&quot;)" table:style-name="ce1">
            <text:p>"rotMit14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17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17&quot;" table:formula="of:=COM.MICROSOFT.CONCAT(&quot;&quot;&quot;&quot;;[.A16];&quot;&quot;&quot;&quot;)" table:style-name="ce1">
            <text:p>"rotMit17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2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2&quot;" table:formula="of:=COM.MICROSOFT.CONCAT(&quot;&quot;&quot;&quot;;[.A17];&quot;&quot;&quot;&quot;)" table:style-name="ce1">
            <text:p>"rotMit2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3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3&quot;" table:formula="of:=COM.MICROSOFT.CONCAT(&quot;&quot;&quot;&quot;;[.A18];&quot;&quot;&quot;&quot;)" table:style-name="ce1">
            <text:p>"rotMit3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8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8&quot;" table:formula="of:=COM.MICROSOFT.CONCAT(&quot;&quot;&quot;&quot;;[.A19];&quot;&quot;&quot;&quot;)" table:style-name="ce1">
            <text:p>"rotMit8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Mit9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Mit9&quot;" table:formula="of:=COM.MICROSOFT.CONCAT(&quot;&quot;&quot;&quot;;[.A20];&quot;&quot;&quot;&quot;)" table:style-name="ce1">
            <text:p>"rotMit9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1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Ohne1&quot;" table:formula="of:=COM.MICROSOFT.CONCAT(&quot;&quot;&quot;&quot;;[.A21];&quot;&quot;&quot;&quot;)" table:style-name="ce1">
            <text:p>"rotOhne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14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rotOhne14&quot;" table:formula="of:=COM.MICROSOFT.CONCAT(&quot;&quot;&quot;&quot;;[.A22];&quot;&quot;&quot;&quot;)" table:style-name="ce1">
            <text:p>"rotOhne14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18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rotOhne18&quot;" table:formula="of:=COM.MICROSOFT.CONCAT(&quot;&quot;&quot;&quot;;[.A23];&quot;&quot;&quot;&quot;)" table:style-name="ce1">
            <text:p>"rotOhne18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19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Ohne19&quot;" table:formula="of:=COM.MICROSOFT.CONCAT(&quot;&quot;&quot;&quot;;[.A24];&quot;&quot;&quot;&quot;)" table:style-name="ce1">
            <text:p>"rotOhne19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20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Ohne20&quot;" table:formula="of:=COM.MICROSOFT.CONCAT(&quot;&quot;&quot;&quot;;[.A25];&quot;&quot;&quot;&quot;)" table:style-name="ce1">
            <text:p>"rotOhne20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21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rotOhne21&quot;" table:formula="of:=COM.MICROSOFT.CONCAT(&quot;&quot;&quot;&quot;;[.A26];&quot;&quot;&quot;&quot;)" table:style-name="ce1">
            <text:p>"rotOhne2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24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rotOhne24&quot;" table:formula="of:=COM.MICROSOFT.CONCAT(&quot;&quot;&quot;&quot;;[.A27];&quot;&quot;&quot;&quot;)" table:style-name="ce1">
            <text:p>"rotOhne24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3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Ohne3&quot;" table:formula="of:=COM.MICROSOFT.CONCAT(&quot;&quot;&quot;&quot;;[.A28];&quot;&quot;&quot;&quot;)" table:style-name="ce1">
            <text:p>"rotOhne3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4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rotOhne4&quot;" table:formula="of:=COM.MICROSOFT.CONCAT(&quot;&quot;&quot;&quot;;[.A29];&quot;&quot;&quot;&quot;)" table:style-name="ce1">
            <text:p>"rotOhne4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Ohne7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rotOhne7&quot;" table:formula="of:=COM.MICROSOFT.CONCAT(&quot;&quot;&quot;&quot;;[.A30];&quot;&quot;&quot;&quot;)" table:style-name="ce1">
            <text:p>"rotOhne7"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Thomas Oezvegyi</dc:creator>
    <meta:creation-date>2022-11-18T13:27:29Z</meta:creation-date>
    <dc:date>2022-11-22T14:16:16Z</dc:date>
    <meta:editing-cycles>1</meta:editing-cycles>
    <meta:editing-duration>PT0S</meta:editing-duration>
  </office:meta>
</office:document-meta>
</file>